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6.25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8cm"/>
    </style:style>
    <style:style style:name="pr5" style:family="presentation" style:parent-style-name="Standard-title">
      <style:graphic-properties fo:min-height="3.506cm"/>
    </style:style>
    <style:style style:name="T1" style:family="text">
      <style:text-properties style:text-line-through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layer="layout" svg:width="25.199cm" svg:height="16.254cm" svg:x="1.4cm" svg:y="0.837cm" presentation:class="subtitle">
          <draw:text-box>
            <text:p>TP2 - Object Calisthenics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Object Calisthenics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p>1. One level of indentation per method </text:p>
            <text:p>2. Don't use the ELSE keyword </text:p>
            <text:p>3. Wrap all primitives and Strings </text:p>
            <text:p>4. First class collections </text:p>
            <text:p>5. One dot per line </text:p>
            <text:p>6. Don't abbreviate </text:p>
            <text:p>7. Keep all entities small </text:p>
            <text:p>8. No classes with more than two instance variables </text:p>
            <text:p>9. No getters/setters/properties 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Gilded Rose Kata</text:p>
          </draw:text-box>
        </draw:frame>
        <draw:frame presentation:style-name="pr4" draw:layer="layout" svg:width="24.639cm" svg:height="12.178cm" svg:x="1.5cm" svg:y="4.914cm" presentation:class="outline" presentation:user-transformed="true">
          <draw:text-box>
            <text:list text:style-name="L2">
              <text:list-item>
                <text:p>Déroulement du TP</text:p>
                <text:list>
                  <text:list-item>
                    <text:p>Mise en place</text:p>
                    <text:list>
                      <text:list-item>
                        <text:p>Binôme, environnement java</text:p>
                      </text:list-item>
                      <text:list-item>
                        <text:p>Code : Gilded Rose Kata</text:p>
                      </text:list-item>
                      <text:list-item>
                        <text:p>Lisez le sujet</text:p>
                      </text:list-item>
                    </text:list>
                  </text:list-item>
                  <text:list-item>
                    <text:p>Application <text:span text:style-name="T1">des 9 règ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nalean </meta:initial-creator>
    <meta:creation-date>2013-04-16T10:30:42</meta:creation-date>
    <dc:date>2014-11-13T14:58:50</dc:date>
    <meta:editing-duration>PT39M30S</meta:editing-duration>
    <meta:editing-cycles>8</meta:editing-cycles>
    <meta:generator>LibreOffice/3.5$Linux_x86 LibreOffice_project/350m1$Build-2</meta:generator>
    <dc:creator>enalean </dc:creator>
    <meta:document-statistic meta:object-count="32"/>
  </office:meta>
</office:document-meta>
</file>